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2141" officeooo:paragraph-rsid="000a2141"/>
    </style:style>
    <style:style style:name="P2" style:family="paragraph" style:parent-style-name="Standard">
      <style:paragraph-properties fo:text-align="start" style:justify-single-word="false"/>
      <style:text-properties fo:font-size="12pt" fo:font-style="normal" officeooo:rsid="00017db6" officeooo:paragraph-rsid="0025ff40" style:font-size-asian="10.5pt" style:font-style-asian="normal" style:font-size-complex="12pt" style:font-style-complex="normal"/>
    </style:style>
    <style:style style:name="P3" style:family="paragraph" style:parent-style-name="Standard">
      <style:text-properties officeooo:rsid="00017db6" officeooo:paragraph-rsid="0025ff40"/>
    </style:style>
    <style:style style:name="P4" style:family="paragraph" style:parent-style-name="Text_20_body">
      <style:paragraph-properties fo:text-align="center" style:justify-single-word="false"/>
      <style:text-properties officeooo:rsid="001231ce" officeooo:paragraph-rsid="001231ce"/>
    </style:style>
    <style:style style:name="P5" style:family="paragraph" style:parent-style-name="Text_20_body">
      <style:paragraph-properties fo:text-align="center" style:justify-single-word="false"/>
      <style:text-properties fo:font-size="10pt" fo:font-style="italic" officeooo:rsid="001231ce" officeooo:paragraph-rsid="001231ce" style:font-size-asian="10pt" style:font-style-asian="italic" style:font-size-complex="10pt" style:font-style-complex="italic"/>
    </style:style>
    <style:style style:name="P6" style:family="paragraph" style:parent-style-name="Text_20_body">
      <style:paragraph-properties fo:text-align="start" style:justify-single-word="false"/>
      <style:text-properties fo:font-size="12pt" fo:font-style="normal" officeooo:rsid="001231ce" officeooo:paragraph-rsid="001231ce" style:font-size-asian="10.5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officeooo:rsid="00129125" officeooo:paragraph-rsid="00129125" style:font-size-asian="10.5pt" style:font-style-asian="normal" style:font-size-complex="12pt" style:font-style-complex="normal"/>
    </style:style>
    <style:style style:name="P8" style:family="paragraph" style:parent-style-name="Text_20_body">
      <style:paragraph-properties fo:text-align="center" style:justify-single-word="false"/>
      <style:text-properties fo:font-size="12pt" fo:font-style="normal" officeooo:rsid="00129125" officeooo:paragraph-rsid="00129125" style:font-size-asian="10.5pt" style:font-style-asian="normal" style:font-size-complex="12pt" style:font-style-complex="normal"/>
    </style:style>
    <style:style style:name="P9" style:family="paragraph" style:parent-style-name="Text_20_body">
      <style:paragraph-properties fo:text-align="start" style:justify-single-word="false"/>
      <style:text-properties fo:font-size="12pt" fo:font-style="normal" officeooo:rsid="001b2322" officeooo:paragraph-rsid="001b2322" style:font-size-asian="10.5pt" style:font-style-asian="normal" style:font-size-complex="12pt" style:font-style-complex="normal"/>
    </style:style>
    <style:style style:name="P10" style:family="paragraph" style:parent-style-name="Text_20_body">
      <style:paragraph-properties fo:text-align="start" style:justify-single-word="false"/>
      <style:text-properties fo:font-size="12pt" fo:font-style="normal" officeooo:rsid="001638d4" officeooo:paragraph-rsid="0025a463" style:font-size-asian="10.5pt" style:font-style-asian="normal" style:font-size-complex="12pt" style:font-style-complex="normal"/>
    </style:style>
    <style:style style:name="P11" style:family="paragraph" style:parent-style-name="Text_20_body">
      <style:paragraph-properties fo:text-align="center" style:justify-single-word="false"/>
      <style:text-properties fo:font-size="12pt" fo:font-style="normal" officeooo:rsid="001638d4" officeooo:paragraph-rsid="0025a463" style:font-size-asian="10.5pt" style:font-style-asian="normal" style:font-size-complex="12pt" style:font-style-complex="normal"/>
    </style:style>
    <style:style style:name="P12" style:family="paragraph" style:parent-style-name="Text_20_body">
      <style:paragraph-properties fo:text-align="start" style:justify-single-word="false"/>
      <style:text-properties fo:font-size="12pt" fo:font-style="normal" officeooo:rsid="00297a81" officeooo:paragraph-rsid="00297a81" style:font-size-asian="10.5pt" style:font-style-asian="normal" style:font-size-complex="12pt" style:font-style-complex="normal"/>
    </style:style>
    <style:style style:name="P13" style:family="paragraph" style:parent-style-name="Text_20_body">
      <style:text-properties officeooo:rsid="00235432" officeooo:paragraph-rsid="00235432"/>
    </style:style>
    <style:style style:name="P14" style:family="paragraph" style:parent-style-name="Text_20_body" style:list-style-name="L1">
      <style:text-properties officeooo:rsid="00235432" officeooo:paragraph-rsid="00235432"/>
    </style:style>
    <style:style style:name="P15" style:family="paragraph" style:parent-style-name="Text_20_body" style:list-style-name="L1">
      <style:text-properties officeooo:rsid="002c8a46" officeooo:paragraph-rsid="002c8a46"/>
    </style:style>
    <style:style style:name="P16" style:family="paragraph" style:parent-style-name="Text_20_body">
      <style:text-properties officeooo:rsid="002c8a46" officeooo:paragraph-rsid="002c8a46"/>
    </style:style>
    <style:style style:name="P17" style:family="paragraph" style:parent-style-name="Text_20_body">
      <style:paragraph-properties fo:text-align="center" style:justify-single-word="false"/>
      <style:text-properties officeooo:rsid="002c8a46" officeooo:paragraph-rsid="002c8a46"/>
    </style:style>
    <style:style style:name="P18" style:family="paragraph" style:parent-style-name="Text_20_body">
      <style:text-properties officeooo:rsid="000d647d" officeooo:paragraph-rsid="002c8a46"/>
    </style:style>
    <style:style style:name="P19" style:family="paragraph" style:parent-style-name="Text_20_body">
      <style:text-properties officeooo:rsid="002e4461" officeooo:paragraph-rsid="002e4461"/>
    </style:style>
    <style:style style:name="P20" style:family="paragraph" style:parent-style-name="Text_20_body">
      <style:paragraph-properties fo:text-align="center" style:justify-single-word="false"/>
      <style:text-properties officeooo:rsid="002e4461" officeooo:paragraph-rsid="002e4461"/>
    </style:style>
    <style:style style:name="P21" style:family="paragraph" style:parent-style-name="Text_20_body">
      <style:paragraph-properties fo:text-align="center" style:justify-single-word="false"/>
      <style:text-properties officeooo:rsid="002e4461" officeooo:paragraph-rsid="00308b99"/>
    </style:style>
    <style:style style:name="P22" style:family="paragraph" style:parent-style-name="Text_20_body">
      <style:paragraph-properties fo:text-align="start" style:justify-single-word="false"/>
      <style:text-properties officeooo:rsid="002e4461" officeooo:paragraph-rsid="002e4461"/>
    </style:style>
    <style:style style:name="P23" style:family="paragraph" style:parent-style-name="Text_20_body">
      <style:text-properties officeooo:rsid="00308b99" officeooo:paragraph-rsid="00308b99"/>
    </style:style>
    <style:style style:name="P24" style:family="paragraph" style:parent-style-name="Text_20_body">
      <style:text-properties officeooo:rsid="003181c6" officeooo:paragraph-rsid="003181c6"/>
    </style:style>
    <style:style style:name="P25" style:family="paragraph" style:parent-style-name="Text_20_body" style:list-style-name="L1">
      <style:text-properties officeooo:rsid="003181c6" officeooo:paragraph-rsid="003181c6"/>
    </style:style>
    <style:style style:name="P26" style:family="paragraph" style:parent-style-name="Text_20_body">
      <style:paragraph-properties fo:text-align="center" style:justify-single-word="false"/>
      <style:text-properties officeooo:rsid="003181c6" officeooo:paragraph-rsid="003181c6"/>
    </style:style>
    <style:style style:name="P27" style:family="paragraph" style:parent-style-name="Text_20_body">
      <style:paragraph-properties fo:text-align="start" style:justify-single-word="false"/>
      <style:text-properties officeooo:rsid="003181c6" officeooo:paragraph-rsid="003181c6"/>
    </style:style>
    <style:style style:name="P28" style:family="paragraph" style:parent-style-name="Text_20_body">
      <style:paragraph-properties fo:text-align="start" style:justify-single-word="false"/>
      <style:text-properties officeooo:rsid="00330e12" officeooo:paragraph-rsid="00330e12"/>
    </style:style>
    <style:style style:name="P29" style:family="paragraph" style:parent-style-name="Text_20_body">
      <style:text-properties officeooo:rsid="00339720" officeooo:paragraph-rsid="00339720"/>
    </style:style>
    <style:style style:name="P30" style:family="paragraph" style:parent-style-name="Text_20_body">
      <style:text-properties officeooo:rsid="0033b57e" officeooo:paragraph-rsid="0033b57e"/>
    </style:style>
    <style:style style:name="P31" style:family="paragraph" style:parent-style-name="Text_20_body">
      <style:paragraph-properties fo:text-align="center" style:justify-single-word="false"/>
      <style:text-properties officeooo:rsid="0033b57e" officeooo:paragraph-rsid="0033b57e"/>
    </style:style>
    <style:style style:name="P32" style:family="paragraph" style:parent-style-name="Text_20_body">
      <style:paragraph-properties fo:text-align="start" style:justify-single-word="false"/>
      <style:text-properties officeooo:rsid="0033b57e" officeooo:paragraph-rsid="0033b57e"/>
    </style:style>
    <style:style style:name="P33" style:family="paragraph" style:parent-style-name="Heading_20_3">
      <style:text-properties officeooo:rsid="002ed68a" officeooo:paragraph-rsid="002ed68a"/>
    </style:style>
    <style:style style:name="P34" style:family="paragraph" style:parent-style-name="Heading_20_3">
      <style:text-properties officeooo:rsid="00339720" officeooo:paragraph-rsid="00339720"/>
    </style:style>
    <style:style style:name="T1" style:family="text">
      <style:text-properties fo:font-style="italic" style:font-style-asian="italic" style:font-style-complex="italic"/>
    </style:style>
    <style:style style:name="T2" style:family="text">
      <style:text-properties fo:font-style="italic" officeooo:rsid="0025a463" style:font-style-asian="italic" style:font-style-complex="italic"/>
    </style:style>
    <style:style style:name="T3" style:family="text">
      <style:text-properties officeooo:rsid="001294b1"/>
    </style:style>
    <style:style style:name="T4" style:family="text">
      <style:text-properties officeooo:rsid="001638d4"/>
    </style:style>
    <style:style style:name="T5" style:family="text">
      <style:text-properties officeooo:rsid="00192fb5"/>
    </style:style>
    <style:style style:name="T6" style:family="text">
      <style:text-properties officeooo:rsid="001b2322"/>
    </style:style>
    <style:style style:name="T7" style:family="text">
      <style:text-properties style:text-position="sub 58%"/>
    </style:style>
    <style:style style:name="T8" style:family="text">
      <style:text-properties style:text-position="sub 58%" style:font-name="Liberation Serif1" officeooo:rsid="0025a463"/>
    </style:style>
    <style:style style:name="T9" style:family="text">
      <style:text-properties officeooo:rsid="001ca977"/>
    </style:style>
    <style:style style:name="T10" style:family="text">
      <style:text-properties officeooo:rsid="00235432"/>
    </style:style>
    <style:style style:name="T11" style:family="text">
      <style:text-properties officeooo:rsid="0024d408"/>
    </style:style>
    <style:style style:name="T12" style:family="text">
      <style:text-properties officeooo:rsid="0025a463"/>
    </style:style>
    <style:style style:name="T13" style:family="text">
      <style:text-properties style:font-name="Liberation Serif1" officeooo:rsid="0025a463"/>
    </style:style>
    <style:style style:name="T14" style:family="text">
      <style:text-properties style:font-name="Liberation Serif1" officeooo:rsid="00297a81"/>
    </style:style>
    <style:style style:name="T15" style:family="text">
      <style:text-properties style:font-name="Liberation Serif1" fo:font-style="italic" officeooo:rsid="0021c6e9" style:font-style-asian="italic" style:font-style-complex="italic"/>
    </style:style>
    <style:style style:name="T16" style:family="text">
      <style:text-properties officeooo:rsid="0025ff40"/>
    </style:style>
    <style:style style:name="T17" style:family="text">
      <style:text-properties style:font-name="Ubuntu" fo:font-style="italic" officeooo:rsid="000337fb" style:font-style-asian="italic" style:font-style-complex="italic"/>
    </style:style>
    <style:style style:name="T18" style:family="text">
      <style:text-properties officeooo:rsid="0026c68d"/>
    </style:style>
    <style:style style:name="T19" style:family="text">
      <style:text-properties officeooo:rsid="00279eda"/>
    </style:style>
    <style:style style:name="T20" style:family="text">
      <style:text-properties officeooo:rsid="00297a81"/>
    </style:style>
    <style:style style:name="T21" style:family="text">
      <style:text-properties officeooo:rsid="002b47bb"/>
    </style:style>
    <style:style style:name="T22" style:family="text">
      <style:text-properties officeooo:rsid="002c8a46"/>
    </style:style>
    <style:style style:name="T23" style:family="text">
      <style:text-properties officeooo:rsid="002e4461"/>
    </style:style>
    <style:style style:name="T24" style:family="text">
      <style:text-properties fo:font-style="normal" style:font-style-asian="normal" style:font-style-complex="normal"/>
    </style:style>
    <style:style style:name="T25" style:family="text">
      <style:text-properties style:font-name="Liberation Serif1" fo:font-style="normal" style:font-name-asian="Liberation Serif1" style:font-style-asian="normal" style:font-name-complex="Liberation Serif1" style:font-style-complex="normal"/>
    </style:style>
    <style:style style:name="T26" style:family="text">
      <style:text-properties style:font-name="Liberation Serif1" fo:font-style="normal" officeooo:rsid="00308b99" style:font-name-asian="Liberation Serif1" style:font-style-asian="normal" style:font-name-complex="Liberation Serif1" style:font-style-complex="normal"/>
    </style:style>
    <style:style style:name="T27" style:family="text">
      <style:text-properties style:font-name="Liberation Serif1" fo:font-style="italic" style:font-name-asian="Liberation Serif1" style:font-style-asian="italic" style:font-name-complex="Liberation Serif1" style:font-style-complex="italic"/>
    </style:style>
    <style:style style:name="T28" style:family="text">
      <style:text-properties officeooo:rsid="0033b57e"/>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2">Movimiento Armónico Simple</text:span>: guía para docentes</text:h>
      <text:p text:style-name="P1"/>
      <text:h text:style-name="Heading_20_2" text:outline-level="2">Materiales</text:h>
      <text:list xml:id="list3709521798086348780" text:style-name="L1">
        <text:list-item>
          <text:p text:style-name="P15">Fotocompuerta y sistema de adquisición de datos</text:p>
        </text:list-item>
        <text:list-item>
          <text:p text:style-name="P15">Péndulo simple (hilo y plomada)</text:p>
        </text:list-item>
        <text:list-item>
          <text:p text:style-name="P15">Péndulo físico regular (placa de madera rectangular de 20cm x 30cm)</text:p>
        </text:list-item>
        <text:list-item>
          <text:p text:style-name="P15">Péndulo físico irregular (placa de madera irregular)</text:p>
        </text:list-item>
        <text:list-item>
          <text:p text:style-name="P25">Pivote para péndulo físico</text:p>
        </text:list-item>
        <text:list-item>
          <text:p text:style-name="P15">Sistema masa-resorte</text:p>
        </text:list-item>
        <text:list-item>
          <text:p text:style-name="P15">Cronómetro</text:p>
        </text:list-item>
        <text:list-item>
          <text:p text:style-name="P14">PC</text:p>
        </text:list-item>
      </text:list>
      <text:h text:style-name="Heading_20_2" text:outline-level="2">Armado <text:span text:style-name="T28">y desarrollo</text:span></text:h>
      <text:p text:style-name="P18"><text:span text:style-name="T22">Este laboratorio consiste en 4 experiencias distintas.</text:span></text:p>
      <text:h text:style-name="Heading_20_3" text:outline-level="3">Determinación de la aceleración de la gravedad</text:h>
      <text:p text:style-name="P16">Los estudiantes deberán armar un péndulo simple utilizando un hilo y una masa que pueda considerarse puntual. Puede utilizarse una plomada de 40g para este propósito.</text:p>
      <text:p text:style-name="P16">Pida a los estudiantes que encuentren una expresión para la aceleración de la gravedad (<text:span text:style-name="T1">g</text:span>) como función del período del péndulo y la longitud del mismo (ec. 1):</text:p>
      <text:p text:style-name="P17"><draw:frame draw:style-name="fr1" draw:name="Objeto3" text:anchor-type="as-char" svg:y="-0.681cm" svg:width="2.088cm" svg:height="1.118cm" draw:z-index="0"><draw:object xlink:href="./Object 5" xlink:type="simple" xlink:show="embed" xlink:actuate="onLoad"/><draw:image xlink:href="./ObjectReplacements/Object 5" xlink:type="simple" xlink:show="embed" xlink:actuate="onLoad"/></draw:frame><text:span text:style-name="T23">(1)</text:span></text:p>
      <text:p text:style-name="P16">Utilizando un cronómetro, deberán determinar el período del péndulo. Para disminuir el error que se comete por el retardo en la reacción del observador al iniciar y detener el cronómetro, deberán medir al menos 3 oscilaciones completas. Deberán repetir la medición al menos 5 veces para poder obtener un valor medio y el error estadístico.</text:p>
      <text:p text:style-name="P19">Con estos datos y la longitud del péndulo medida con una regla, deberán calcular el valor de <text:span text:style-name="T1">g</text:span><text:span text:style-name="T24"> y su intervalo de confianza (ec. 2):</text:span></text:p>
      <text:p text:style-name="P20"><text:span text:style-name="T24"><draw:frame draw:style-name="fr1" draw:name="Objeto4" text:anchor-type="as-char" svg:y="-0.778cm" svg:width="5.362cm" svg:height="1.207cm" draw:z-index="1"><draw:object xlink:href="./Object 6" xlink:type="simple" xlink:show="embed" xlink:actuate="onLoad"/><draw:image xlink:href="./ObjectReplacements/Object 6" xlink:type="simple" xlink:show="embed" xlink:actuate="onLoad"/><svg:desc>fórmula</svg:desc></draw:frame></text:span><text:span text:style-name="T24">(2)</text:span></text:p>
      <text:p text:style-name="P22"><text:span text:style-name="T24">donde </text:span><text:span text:style-name="T25">∆L es el error del instrumento utilizado para medir la longitud del péndulo (regla) y ∆T el error estadístico en el período del péndulo.</text:span></text:p>
      <text:p text:style-name="P22"><text:span text:style-name="T25">Finalmente deberán constatar si el valor de referencia para </text:span><text:span text:style-name="T27">g</text:span><text:span text:style-name="T25"> aceptado universalmente de 9.8m/s² cae dentro del intervalo de confianza hallado.</text:span></text:p>
      <text:p text:style-name="P22"><text:soft-page-break/><text:span text:style-name="T25"/></text:p>
      <text:h text:style-name="P33" text:outline-level="3">Péndulo físico regular</text:h>
      <text:p text:style-name="P23">En esta experiencia el objetivo es determinar el momento de inercia de una placa rectangular por dos métodos: 1) utilizando consideraciones geométricas, y 2) a partir del período de oscilación de la misma alrededor de un punto arbitrario.</text:p>
      <text:p text:style-name="P23">El momento de inercia de una placa rectangular está dado por la ec. 3:</text:p>
      <text:p text:style-name="P21"><text:span text:style-name="T25"><draw:frame draw:style-name="fr1" draw:name="Objeto5" text:anchor-type="as-char" svg:y="-0.621cm" svg:width="3.775cm" svg:height="1cm" draw:z-index="2"><draw:object xlink:href="./Object 7" xlink:type="simple" xlink:show="embed" xlink:actuate="onLoad"/><draw:image xlink:href="./ObjectReplacements/Object 7" xlink:type="simple" xlink:show="embed" xlink:actuate="onLoad"/><svg:desc>fórmula</svg:desc></draw:frame></text:span><text:span text:style-name="T26">(3)</text:span></text:p>
      <text:p text:style-name="P23"><text:span text:style-name="T24">Deberán hallar el momento de inercia midiendo la placa con una regla y determinar el intervalo de confianza.</text:span></text:p>
      <text:p text:style-name="P24"><text:span text:style-name="T24">Luego se coloca el pivote en el orificio de la placa rectangular y se coloca en un soporte para que pueda oscilar libremente. Se coloca un indicador en la parte más baja de la placa, de modo que éste sirva para interrumpir la fotocompuerta. Se coloca la fotocompuerta en posición para que pueda registrar el período de oscilación.</text:span></text:p>
      <text:p text:style-name="P24"><text:span text:style-name="T24">A partir del período de oscilación deberán encontrar el momento de inercia de la placa respecto al punto de pivote (ec. 4):</text:span></text:p>
      <text:p text:style-name="P26"><text:span text:style-name="T24"><draw:frame draw:style-name="fr1" draw:name="Objeto6" text:anchor-type="as-char" svg:y="-0.681cm" svg:width="3.21cm" svg:height="1.12cm" draw:z-index="3"><draw:object xlink:href="./Object 8" xlink:type="simple" xlink:show="embed" xlink:actuate="onLoad"/><draw:image xlink:href="./ObjectReplacements/Object 8" xlink:type="simple" xlink:show="embed" xlink:actuate="onLoad"/><svg:desc>fórmula</svg:desc></draw:frame></text:span><text:span text:style-name="T24">(4)</text:span></text:p>
      <text:p text:style-name="P27"><text:span text:style-name="T24">donde </text:span><text:span text:style-name="T1">M</text:span><text:span text:style-name="T24"> es la masa del péndulo, y </text:span><text:span text:style-name="T1">d</text:span><text:span text:style-name="T24"> la distancia del centro de masa al punto de pivote.</text:span></text:p>
      <text:p text:style-name="P27"><text:span text:style-name="T24">Utilizando el teorema de ejes paralelos, deberán hallar el momento de inercia respecto al centro de masa (ec. 5):</text:span></text:p>
      <text:p text:style-name="P26"><text:span text:style-name="T24"><draw:frame draw:style-name="fr1" draw:name="Objeto7" text:anchor-type="as-char" svg:y="-0.437cm" svg:width="2.835cm" svg:height="0.593cm" draw:z-index="4"><draw:object xlink:href="./Object 9" xlink:type="simple" xlink:show="embed" xlink:actuate="onLoad"/><draw:image xlink:href="./ObjectReplacements/Object 9" xlink:type="simple" xlink:show="embed" xlink:actuate="onLoad"/><svg:desc>fórmula</svg:desc></draw:frame></text:span><text:span text:style-name="T24">(5)</text:span></text:p>
      <text:p text:style-name="P28"><text:span text:style-name="T24">Los estudiantes deberán hallar el intervalo de confianza de esta estimación y comparar con el momento de inercia hallado por métodos geométricos.</text:span></text:p>
      <text:h text:style-name="P34" text:outline-level="3">Péndulo físico irregular</text:h>
      <text:p text:style-name="P29">En esta experiencia deberán determinar el momento de inercia de una placa irregular respecto a 2 puntos de oscilación arbitrarios. Luego, utilizando el teorema de ejes paralelos, deberán encontrar en momento de inercia del centro de masa en ambos casos y compararlos utilizando los intervalos de confianza. El armado es igual a la experiencia anterior.</text:p>
      <text:h text:style-name="P34" text:outline-level="3">Sistema masa-resorte</text:h>
      <text:p text:style-name="P30">El objetivo de esta experiencia es determinar la constante de un resorte (<text:span text:style-name="T1">k</text:span><text:span text:style-name="T24">) utilizando la ley de Hook y luego a partir del período de oscilación del sistema masa resorte y comparar.</text:span></text:p>
      <text:p text:style-name="P30"><text:span text:style-name="T24">Primero los estudiantes deberán colgar el resorte de un soporte y medir el estiramiento que se produce al colgar una masa. Por la ley de Hook se tiene que la constante de resorte es (ec. 6):</text:span></text:p>
      <text:p text:style-name="P31"><text:soft-page-break/><text:span text:style-name="T24"><draw:frame draw:style-name="fr1" draw:name="Objeto8" text:anchor-type="as-char" svg:y="-0.621cm" svg:width="1.61cm" svg:height="1cm" draw:z-index="5"><draw:object xlink:href="./Object 10" xlink:type="simple" xlink:show="embed" xlink:actuate="onLoad"/><draw:image xlink:href="./ObjectReplacements/Object 10" xlink:type="simple" xlink:show="embed" xlink:actuate="onLoad"/><svg:desc>fórmula</svg:desc></draw:frame></text:span><text:span text:style-name="T24">(6)</text:span></text:p>
      <text:p text:style-name="P32"><text:span text:style-name="T24">midiendo la masa </text:span><text:span text:style-name="T1">m</text:span><text:span text:style-name="T24"> con una balanza y el estiramiento con una regla, podrán determinar </text:span><text:span text:style-name="T1">k</text:span><text:span text:style-name="T24"> y su intervalo de confianza mediante propagación de errores.</text:span></text:p>
      <text:p text:style-name="P32"><text:span text:style-name="T24">Luego, se pone a oscilar el sistema y se mide el período de oscilación. Esto puede hacerse con el cronómetro o con la fotocompuerta. La constante de resorte para un sistema que describe un movimiento armónico simple viene dada por la ec. 7:</text:span></text:p>
      <text:p text:style-name="P31"><text:span text:style-name="T24"><draw:frame draw:style-name="fr1" draw:name="Objeto9" text:anchor-type="as-char" svg:y="-0.681cm" svg:width="2.184cm" svg:height="1.12cm" draw:z-index="6"><draw:object xlink:href="./Object 11" xlink:type="simple" xlink:show="embed" xlink:actuate="onLoad"/><draw:image xlink:href="./ObjectReplacements/Object 11" xlink:type="simple" xlink:show="embed" xlink:actuate="onLoad"/><svg:desc>fórmula</svg:desc></draw:frame></text:span><text:span text:style-name="T24">(7)</text:span></text:p>
      <text:p text:style-name="P32"><text:span text:style-name="T24">Finalmente deberán comparar los intervalos de confianza de las dos determin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7:04:19.628477935</meta:creation-date>
    <dc:date>2018-04-13T01:16:25.786724831</dc:date>
    <meta:editing-duration>PT2H47M7S</meta:editing-duration>
    <meta:editing-cycles>34</meta:editing-cycles>
    <meta:generator>LibreOffice/5.2.7.2$Linux_X86_64 LibreOffice_project/20m0$Build-2</meta:generator>
    <meta:document-statistic meta:table-count="0" meta:image-count="0" meta:object-count="7" meta:page-count="3" meta:paragraph-count="43" meta:word-count="678" meta:character-count="4015" meta:non-whitespace-character-count="3389"/>
  </office:meta>
</office:document-meta>
</file>

<file path=Object 10/content.xml><?xml version="1.0" encoding="utf-8"?>
<math xmlns="http://www.w3.org/1998/Math/MathML" display="block">
  <semantics>
    <mrow>
      <mi>k</mi>
      <mo stretchy="false">=</mo>
      <mfrac>
        <mrow>
          <mi>m</mi>
          <mn>.</mn>
          <mi>g</mi>
        </mrow>
        <mrow>
          <mi mathvariant="normal">Δ</mi>
          <mi>x</mi>
        </mrow>
      </mfrac>
    </mrow>
    <annotation encoding="StarMath 5.0">k = {m.g} over {%DELTA x}</annotation>
  </semantics>
</math>
</file>

<file path=Object 11/content.xml><?xml version="1.0" encoding="utf-8"?>
<math xmlns="http://www.w3.org/1998/Math/MathML" display="block">
  <semantics>
    <mrow>
      <mrow>
        <mi>k</mi>
        <mo stretchy="false">=</mo>
        <mfrac>
          <mrow>
            <mn>4</mn>
            <mn>.</mn>
            <msup>
              <mi mathvariant="normal">π</mi>
              <mn>2</mn>
            </msup>
          </mrow>
          <msup>
            <mi>T</mi>
            <mn>2</mn>
          </msup>
        </mfrac>
      </mrow>
      <mn>.</mn>
      <mi>m</mi>
    </mrow>
    <annotation encoding="StarMath 5.0">k = {4 . %pi^2} over T^2 . m</annotation>
  </semantics>
</math>
</file>

<file path=Object 5/content.xml><?xml version="1.0" encoding="utf-8"?>
<math xmlns="http://www.w3.org/1998/Math/MathML" display="block">
  <semantics>
    <mrow>
      <mi>g</mi>
      <mo stretchy="false">=</mo>
      <mfrac>
        <mrow>
          <mn>4.</mn>
          <msup>
            <mi mathvariant="normal">π</mi>
            <mn>2</mn>
          </msup>
          <mn>.</mn>
          <mi>L</mi>
        </mrow>
        <msup>
          <mi>T</mi>
          <mn>2</mn>
        </msup>
      </mfrac>
    </mrow>
    <annotation encoding="StarMath 5.0">g = {4.{%pi^2}.L} over T^2</annotation>
  </semantics>
</math>
</file>

<file path=Object 6/content.xml><?xml version="1.0" encoding="utf-8"?>
<math xmlns="http://www.w3.org/1998/Math/MathML" display="block">
  <semantics>
    <mrow>
      <mi mathvariant="normal">Δ</mi>
      <mrow>
        <mi>g</mi>
        <mo stretchy="false">=</mo>
        <msqrt>
          <mrow>
            <msup>
              <mrow>
                <mo fence="true" stretchy="true">(</mo>
                <mrow>
                  <mrow>
                    <mfrac>
                      <mrow>
                        <mo stretchy="false">∂</mo>
                        <mi>g</mi>
                      </mrow>
                      <mrow>
                        <mo stretchy="false">∂</mo>
                        <mi>L</mi>
                      </mrow>
                    </mfrac>
                    <mn>.</mn>
                    <mi mathvariant="normal">Δ</mi>
                    <mi>L</mi>
                  </mrow>
                </mrow>
                <mo fence="true" stretchy="true">)</mo>
              </mrow>
              <mn>2</mn>
            </msup>
            <mo stretchy="false">+</mo>
            <msup>
              <mrow>
                <mo fence="true" stretchy="true">(</mo>
                <mrow>
                  <mrow>
                    <mfrac>
                      <mrow>
                        <mo stretchy="false">∂</mo>
                        <mi>g</mi>
                      </mrow>
                      <mrow>
                        <mo stretchy="false">∂</mo>
                        <mi>T</mi>
                      </mrow>
                    </mfrac>
                    <mn>.</mn>
                    <mi mathvariant="normal">Δ</mi>
                    <mi>T</mi>
                  </mrow>
                </mrow>
                <mo fence="true" stretchy="true">)</mo>
              </mrow>
              <mn>2</mn>
            </msup>
          </mrow>
        </msqrt>
      </mrow>
    </mrow>
    <annotation encoding="StarMath 5.0">%DELTA g = sqrt{ { left ( {partial g} over {partial L} .%DELTA L right )  }^2 +
{ left ( {partial g} over {partial T} .%DELTA T right )  }^2 }</annotation>
  </semantics>
</math>
</file>

<file path=Object 7/content.xml><?xml version="1.0" encoding="utf-8"?>
<math xmlns="http://www.w3.org/1998/Math/MathML" display="block">
  <semantics>
    <mrow>
      <mrow>
        <msub>
          <mi>I</mi>
          <mi mathvariant="italic">CM</mi>
        </msub>
        <mo stretchy="false">=</mo>
        <mfrac>
          <mn>1</mn>
          <mn>12</mn>
        </mfrac>
      </mrow>
      <mn>.</mn>
      <mi>M</mi>
      <mn>.</mn>
      <mrow>
        <mo fence="true" stretchy="false">(</mo>
        <mrow>
          <mrow>
            <msup>
              <mi>a</mi>
              <mn>2</mn>
            </msup>
            <mo stretchy="false">+</mo>
            <msup>
              <mi>b</mi>
              <mn>2</mn>
            </msup>
          </mrow>
        </mrow>
        <mo fence="true" stretchy="false">)</mo>
      </mrow>
    </mrow>
    <annotation encoding="StarMath 5.0">I_CM = 1 over 12 . M . (a^2 + b^2)</annotation>
  </semantics>
</math>
</file>

<file path=Object 8/content.xml><?xml version="1.0" encoding="utf-8"?>
<math xmlns="http://www.w3.org/1998/Math/MathML" display="block">
  <semantics>
    <mrow>
      <mrow>
        <msub>
          <mi>I</mi>
          <mi>o</mi>
        </msub>
        <mo stretchy="false">=</mo>
        <mfrac>
          <msup>
            <mi>T</mi>
            <mn>2</mn>
          </msup>
          <msup>
            <mrow>
              <mn>4.</mn>
              <mi mathvariant="normal">π</mi>
            </mrow>
            <mn>2</mn>
          </msup>
        </mfrac>
      </mrow>
      <mn>.</mn>
      <mi>M</mi>
      <mn>.</mn>
      <mi>g</mi>
      <mn>.</mn>
      <mi>d</mi>
    </mrow>
    <annotation encoding="StarMath 5.0">I_o = T^2 over { 4. %pi }^2 . M.g.d</annotation>
  </semantics>
</math>
</file>

<file path=Object 9/content.xml><?xml version="1.0" encoding="utf-8"?>
<math xmlns="http://www.w3.org/1998/Math/MathML" display="block">
  <semantics>
    <mrow>
      <mrow>
        <msub>
          <mi>I</mi>
          <mi mathvariant="italic">CM</mi>
        </msub>
        <mo stretchy="false">=</mo>
        <mrow>
          <msub>
            <mi>I</mi>
            <mi>o</mi>
          </msub>
          <mo stretchy="false">−</mo>
          <mi>M</mi>
        </mrow>
      </mrow>
      <mn>.</mn>
      <msup>
        <mi>d</mi>
        <mn>2</mn>
      </msup>
    </mrow>
    <annotation encoding="StarMath 5.0">I_CM = I_o - M.d^2</annotation>
  </semantics>
</math>
</file>